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Andale Mono', 'Ubuntu Mono', monospace"/>
    <style:font-face style:name="Lato" svg:font-family="Lato, sans-serif"/>
    <style:font-face style:name="Lohit Devanagari1" svg:font-family="'Lohit Devanagari'"/>
    <style:font-face style:name="Lora" svg:font-family="Lora, serif"/>
    <style:font-face style:name="MathJax Main" svg:font-family="'MathJax Main'"/>
    <style:font-face style:name="MathJax Math-italic" svg:font-family="'MathJax Math-italic'"/>
    <style:font-face style:name="Menlo" svg:font-family="Menlo, Monaco, Consolas, 'Courier New', monospace"/>
    <style:font-face style:name="Nunito" svg:font-family="Nunito, serif"/>
    <style:font-face style:name="Roboto Mono" svg:font-family="'Roboto Mono', monospace"/>
    <style:font-face style:name="Source Sans Pro" svg:font-family="'Source Sans Pro', sans-serif"/>
    <style:font-face style:name="medium-content-slab-serif-font" svg:font-family="medium-content-slab-serif-font, Georgia, Cambria, 'Times New Roman', Times, 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bfb6" officeooo:paragraph-rsid="0004bfb6"/>
    </style:style>
    <style:style style:name="P2" style:family="paragraph" style:parent-style-name="Standard">
      <style:text-properties fo:font-weight="bold" officeooo:rsid="0004bfb6" officeooo:paragraph-rsid="0004bfb6" style:font-weight-asian="bold" style:font-weight-complex="bold"/>
    </style:style>
    <style:style style:name="P3" style:family="paragraph" style:parent-style-name="Standard">
      <style:text-properties fo:font-weight="bold" officeooo:rsid="000be279" officeooo:paragraph-rsid="000be279" style:font-weight-asian="bold" style:font-weight-complex="bold"/>
    </style:style>
    <style:style style:name="P4" style:family="paragraph" style:parent-style-name="Standard">
      <style:text-properties fo:font-weight="bold" officeooo:rsid="000ec15d" officeooo:paragraph-rsid="000ec15d" style:font-weight-asian="bold" style:font-weight-complex="bold"/>
    </style:style>
    <style:style style:name="P5" style:family="paragraph" style:parent-style-name="Standard">
      <style:text-properties fo:font-weight="bold" officeooo:rsid="00118d8c" officeooo:paragraph-rsid="00118d8c" style:font-weight-asian="bold" style:font-weight-complex="bold"/>
    </style:style>
    <style:style style:name="P6" style:family="paragraph" style:parent-style-name="Standard">
      <style:text-properties fo:font-weight="bold" officeooo:rsid="001534c2" officeooo:paragraph-rsid="001534c2" style:font-weight-asian="bold" style:font-weight-complex="bold"/>
    </style:style>
    <style:style style:name="P7" style:family="paragraph" style:parent-style-name="Standard">
      <style:text-properties fo:font-weight="bold" officeooo:rsid="00160159" officeooo:paragraph-rsid="00160159" style:font-weight-asian="bold" style:font-weight-complex="bold"/>
    </style:style>
    <style:style style:name="P8" style:family="paragraph" style:parent-style-name="Standard">
      <style:text-properties officeooo:rsid="00052df9" officeooo:paragraph-rsid="00052df9"/>
    </style:style>
    <style:style style:name="P9" style:family="paragraph" style:parent-style-name="Standard">
      <style:text-properties officeooo:rsid="00052df9" officeooo:paragraph-rsid="000ec15d"/>
    </style:style>
    <style:style style:name="P10" style:family="paragraph" style:parent-style-name="Standard">
      <style:text-properties fo:font-weight="normal" officeooo:rsid="000ec15d" officeooo:paragraph-rsid="000ec15d" style:font-weight-asian="normal" style:font-weight-complex="normal"/>
    </style:style>
    <style:style style:name="P11" style:family="paragraph" style:parent-style-name="Standard">
      <style:text-properties fo:font-weight="normal" officeooo:rsid="001534c2" officeooo:paragraph-rsid="001534c2" style:font-weight-asian="normal" style:font-weight-complex="normal"/>
    </style:style>
    <style:style style:name="P12" style:family="paragraph" style:parent-style-name="Standard">
      <style:text-properties officeooo:rsid="001534c2" officeooo:paragraph-rsid="001534c2"/>
    </style:style>
    <style:style style:name="P13" style:family="paragraph" style:parent-style-name="Standard">
      <style:text-properties style:font-name="medium-content-slab-serif-font" fo:font-size="22.5pt" fo:letter-spacing="normal" fo:font-style="italic" fo:font-weight="normal" officeooo:rsid="001534c2" officeooo:paragraph-rsid="001534c2" style:font-weight-asian="bold" style:font-weight-complex="bold"/>
    </style:style>
    <style:style style:name="P14" style:family="paragraph" style:parent-style-name="Standard">
      <style:text-properties style:font-name="medium-content-slab-serif-font" fo:font-size="22.5pt" fo:letter-spacing="normal" fo:font-style="italic" fo:font-weight="normal" officeooo:rsid="001534c2" officeooo:paragraph-rsid="001534c2" style:font-weight-asian="normal" style:font-weight-complex="normal"/>
    </style:style>
    <style:style style:name="P15" style:family="paragraph" style:parent-style-name="Standard">
      <style:text-properties style:font-name="medium-content-slab-serif-font" fo:font-size="12pt" fo:letter-spacing="normal" fo:font-style="italic" fo:font-weight="bold" officeooo:rsid="00177b2a" officeooo:paragraph-rsid="00177b2a" style:font-size-asian="12pt" style:font-weight-asian="bold" style:font-size-complex="12pt" style:font-weight-complex="bold"/>
    </style:style>
    <style:style style:name="P16" style:family="paragraph" style:parent-style-name="Standard">
      <style:text-properties fo:font-style="italic" fo:font-weight="bold" officeooo:rsid="001534c2" officeooo:paragraph-rsid="001534c2" style:font-style-asian="italic" style:font-weight-asian="bold" style:font-style-complex="italic" style:font-weight-complex="bold"/>
    </style:style>
    <style:style style:name="P17" style:family="paragraph" style:parent-style-name="Standard">
      <style:text-properties fo:font-style="italic" style:text-underline-style="none" fo:font-weight="normal" officeooo:rsid="001534c2" officeooo:paragraph-rsid="001534c2" style:font-style-asian="italic" style:font-weight-asian="normal" style:font-style-complex="italic" style:font-weight-complex="normal"/>
    </style:style>
    <style:style style:name="P18" style:family="paragraph" style:parent-style-name="Standard">
      <style:text-properties style:font-name="Liberation Serif" fo:font-size="12pt" fo:letter-spacing="normal" fo:font-style="italic" fo:font-weight="normal" officeooo:rsid="001534c2" officeooo:paragraph-rsid="001534c2" style:font-size-asian="12pt" style:font-weight-asian="normal" style:font-size-complex="12pt" style:font-weight-complex="normal"/>
    </style:style>
    <style:style style:name="P19" style:family="paragraph" style:parent-style-name="Standard">
      <style:text-properties style:font-name="Liberation Serif" fo:font-size="12pt" fo:letter-spacing="normal" fo:font-style="italic" fo:font-weight="normal" officeooo:paragraph-rsid="001534c2"/>
    </style:style>
    <style:style style:name="P20" style:family="paragraph" style:parent-style-name="Text_20_body">
      <style:text-properties fo:font-variant="normal" fo:text-transform="none" fo:color="#000000" style:font-name="Nunito" fo:font-size="12pt" fo:letter-spacing="normal" fo:font-style="normal" fo:font-weight="normal" officeooo:rsid="00052df9" officeooo:paragraph-rsid="00052df9" style:font-size-asian="12pt" style:font-weight-asian="normal" style:font-size-complex="12pt" style:font-weight-complex="normal"/>
    </style:style>
    <style:style style:name="P21" style:family="paragraph" style:parent-style-name="Text_20_body">
      <style:text-properties fo:font-variant="normal" fo:text-transform="none" fo:color="#000000" style:font-name="monospace" fo:font-size="10.5pt" fo:letter-spacing="normal" fo:font-style="normal" fo:font-weight="normal" officeooo:rsid="002b9490" officeooo:paragraph-rsid="00306992"/>
    </style:style>
    <style:style style:name="P22" style:family="paragraph" style:parent-style-name="Text_20_body">
      <style:text-properties fo:font-variant="normal" fo:text-transform="none" fo:color="#000000" style:font-name="monospace" fo:font-size="10.5pt" fo:letter-spacing="normal" fo:font-style="normal" fo:font-weight="normal" officeooo:paragraph-rsid="00306992"/>
    </style:style>
    <style:style style:name="P23" style:family="paragraph" style:parent-style-name="Text_20_body">
      <style:text-properties fo:font-variant="normal" fo:text-transform="none" fo:color="#000000" style:font-name="Source Sans Pro" fo:font-size="12pt" fo:letter-spacing="normal" fo:font-style="normal" fo:font-weight="normal" officeooo:rsid="0020dc6b" officeooo:paragraph-rsid="0020dc6b"/>
    </style:style>
    <style:style style:name="P24" style:family="paragraph" style:parent-style-name="Heading_20_3">
      <style:text-properties fo:font-variant="normal" fo:text-transform="none" fo:color="#000000" style:font-name="Nunito" fo:font-size="12.75pt" fo:letter-spacing="normal" fo:font-style="normal" fo:font-weight="bold" officeooo:rsid="00052df9" officeooo:paragraph-rsid="00052df9"/>
    </style:style>
    <style:style style:name="P25" style:family="paragraph" style:parent-style-name="Heading_20_3">
      <style:text-properties officeooo:paragraph-rsid="0032b1f1"/>
    </style:style>
    <style:style style:name="P26" style:family="paragraph" style:parent-style-name="Preformatted_20_Text">
      <style:text-properties fo:font-variant="normal" fo:text-transform="none" fo:color="#000000" style:font-name="monospace" fo:font-size="10.5pt" fo:letter-spacing="normal" fo:font-style="normal" fo:font-weight="normal" officeooo:rsid="001534c2" officeooo:paragraph-rsid="001534c2" style:font-size-asian="12pt" style:font-weight-asian="normal" style:font-size-complex="12pt" style:font-weight-complex="normal"/>
    </style:style>
    <style:style style:name="P27" style:family="paragraph" style:parent-style-name="Preformatted_20_Text">
      <style:text-properties fo:font-variant="normal" fo:text-transform="none" fo:color="#000000" style:font-name="monospace" fo:font-size="10.5pt" fo:letter-spacing="normal" fo:font-style="normal" fo:font-weight="normal" officeooo:paragraph-rsid="001534c2"/>
    </style:style>
    <style:style style:name="P28" style:family="paragraph" style:parent-style-name="Preformatted_20_Text">
      <style:text-properties fo:font-variant="normal" fo:text-transform="none" fo:color="#000000" style:font-name="monospace" fo:font-size="10.5pt" fo:letter-spacing="normal" fo:font-style="normal" fo:font-weight="normal" officeooo:rsid="001ebd07" officeooo:paragraph-rsid="001ebd07"/>
    </style:style>
    <style:style style:name="P29" style:family="paragraph" style:parent-style-name="Preformatted_20_Text">
      <style:text-properties fo:font-variant="normal" fo:text-transform="none" fo:color="#000000" style:font-name="monospace" fo:font-size="10.5pt" fo:letter-spacing="normal" fo:font-style="normal" fo:font-weight="normal" officeooo:rsid="0020dc6b" officeooo:paragraph-rsid="0020dc6b"/>
    </style:style>
    <style:style style:name="P30" style:family="paragraph" style:parent-style-name="Preformatted_20_Text">
      <style:text-properties fo:font-variant="normal" fo:text-transform="none" fo:color="#000000" style:font-name="monospace" fo:font-size="10.5pt" fo:letter-spacing="normal" fo:font-style="normal" fo:font-weight="normal" officeooo:rsid="0022d859" officeooo:paragraph-rsid="0022d859"/>
    </style:style>
    <style:style style:name="P31" style:family="paragraph" style:parent-style-name="Preformatted_20_Text">
      <style:text-properties fo:font-variant="normal" fo:text-transform="none" fo:color="#000000" style:font-name="monospace" fo:font-size="10.5pt" fo:letter-spacing="normal" fo:font-style="normal" fo:font-weight="normal" officeooo:paragraph-rsid="00306992"/>
    </style:style>
    <style:style style:name="P32" style:family="paragraph" style:parent-style-name="Preformatted_20_Text">
      <style:text-properties fo:font-variant="normal" fo:text-transform="none" fo:color="#000000" style:font-name="monospace" fo:font-size="10.5pt" fo:letter-spacing="normal" fo:font-style="normal" fo:font-weight="bold" officeooo:rsid="001ebd07" officeooo:paragraph-rsid="001ebd07" style:font-weight-asian="bold" style:font-weight-complex="bold"/>
    </style:style>
    <style:style style:name="P33" style:family="paragraph" style:parent-style-name="Preformatted_20_Text">
      <style:text-properties fo:font-variant="normal" fo:text-transform="none" fo:color="#000000" style:font-name="monospace" fo:font-size="10.5pt" fo:letter-spacing="normal" fo:font-style="normal" fo:font-weight="bold" officeooo:rsid="0020dc6b" officeooo:paragraph-rsid="0020dc6b" style:font-weight-asian="bold" style:font-weight-complex="bold"/>
    </style:style>
    <style:style style:name="P34" style:family="paragraph" style:parent-style-name="Preformatted_20_Text">
      <style:text-properties fo:font-variant="normal" fo:text-transform="none" fo:color="#000000" style:font-name="monospace" fo:font-size="10.5pt" fo:letter-spacing="normal" fo:font-style="normal" fo:font-weight="bold" officeooo:rsid="0022d859" officeooo:paragraph-rsid="0022d859" style:font-weight-asian="bold" style:font-weight-complex="bold"/>
    </style:style>
    <style:style style:name="P35" style:family="paragraph" style:parent-style-name="Preformatted_20_Text">
      <style:text-properties fo:font-variant="normal" fo:text-transform="none" fo:color="#000000" style:font-name="Source Sans Pro" fo:font-size="12pt" fo:letter-spacing="normal" fo:font-style="normal" fo:font-weight="normal" officeooo:rsid="0020dc6b" officeooo:paragraph-rsid="0020dc6b"/>
    </style:style>
    <style:style style:name="P36" style:family="paragraph" style:parent-style-name="Preformatted_20_Text">
      <style:text-properties fo:font-variant="normal" fo:text-transform="none" fo:color="#000000" style:font-name="Source Sans Pro" fo:font-size="12pt" fo:letter-spacing="normal" fo:font-style="normal" fo:font-weight="normal" officeooo:rsid="0020dc6b" officeooo:paragraph-rsid="0032b1f1"/>
    </style:style>
    <style:style style:name="P37" style:family="paragraph" style:parent-style-name="Preformatted_20_Text">
      <style:text-properties fo:font-variant="normal" fo:text-transform="none" fo:color="#000000" style:font-name="Source Sans Pro" fo:font-size="12pt" fo:letter-spacing="normal" fo:font-style="normal" fo:font-weight="normal" officeooo:rsid="002aad20" officeooo:paragraph-rsid="00306992"/>
    </style:style>
    <style:style style:name="P38" style:family="paragraph" style:parent-style-name="Preformatted_20_Text">
      <style:text-properties fo:font-variant="normal" fo:text-transform="none" fo:color="#000000" style:font-name="Source Sans Pro" fo:font-size="12pt" fo:letter-spacing="normal" fo:font-style="normal" fo:font-weight="normal" officeooo:paragraph-rsid="002aad20"/>
    </style:style>
    <style:style style:name="P39" style:family="paragraph" style:parent-style-name="Preformatted_20_Text">
      <style:text-properties fo:font-variant="normal" fo:text-transform="none" fo:color="#000000" style:font-name="Source Sans Pro" fo:font-size="12pt" fo:letter-spacing="normal" fo:font-style="normal" fo:font-weight="normal" officeooo:rsid="0031ef9f" officeooo:paragraph-rsid="0031ef9f"/>
    </style:style>
    <style:style style:name="P40" style:family="paragraph" style:parent-style-name="Preformatted_20_Text">
      <style:text-properties fo:font-variant="normal" fo:text-transform="none" fo:color="#000000" style:font-name="Source Sans Pro" fo:font-size="12pt" fo:letter-spacing="normal" fo:font-style="normal" fo:font-weight="bold" officeooo:rsid="002aad20" officeooo:paragraph-rsid="00306992" style:font-weight-asian="bold" style:font-weight-complex="bold"/>
    </style:style>
    <style:style style:name="P41" style:family="paragraph" style:parent-style-name="Standard">
      <style:paragraph-properties fo:margin-left="0cm" fo:margin-right="0cm" fo:orphans="2" fo:widows="2" fo:text-indent="0cm" style:auto-text-indent="false"/>
      <style:text-properties officeooo:paragraph-rsid="00306992"/>
    </style:style>
    <style:style style:name="P42" style:family="paragraph" style:parent-style-name="Standard">
      <style:paragraph-properties fo:margin-left="0cm" fo:margin-right="0cm" fo:orphans="2" fo:widows="2" fo:text-indent="0cm" style:auto-text-indent="false"/>
      <style:text-properties fo:font-variant="normal" fo:text-transform="none" fo:color="#000000" style:font-name="Source Sans Pro" fo:font-size="12pt" fo:letter-spacing="normal" fo:font-style="normal" fo:font-weight="normal"/>
    </style:style>
    <style:style style:name="P43" style:family="paragraph" style:parent-style-name="Standard">
      <style:paragraph-properties fo:margin-left="0cm" fo:margin-right="0cm" fo:orphans="2" fo:widows="2" fo:text-indent="0cm" style:auto-text-indent="false"/>
      <style:text-properties fo:font-variant="normal" fo:text-transform="none" fo:color="#000000" style:font-name="Source Sans Pro" fo:font-size="12pt" fo:letter-spacing="normal" fo:font-style="normal" fo:font-weight="normal" officeooo:paragraph-rsid="00306992"/>
    </style:style>
    <style:style style:name="P44" style:family="paragraph" style:parent-style-name="Standard">
      <style:paragraph-properties fo:margin-left="0cm" fo:margin-right="0cm" fo:orphans="2" fo:widows="2" fo:text-indent="0cm" style:auto-text-indent="false"/>
      <style:text-properties fo:font-variant="normal" fo:text-transform="none" fo:color="#000000" style:font-name="Source Sans Pro" fo:font-size="12pt" fo:letter-spacing="normal" fo:font-style="normal" fo:font-weight="normal" officeooo:rsid="0020dc6b" officeooo:paragraph-rsid="00306992"/>
    </style:style>
    <style:style style:name="P45" style:family="paragraph" style:parent-style-name="Standard">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00" style:text-line-through-style="none" style:text-line-through-type="none" style:font-name="Source Sans Pro" fo:font-size="12.75pt" fo:letter-spacing="normal" fo:font-style="normal" style:text-underline-style="none" fo:font-weight="normal" officeooo:paragraph-rsid="00306992" style:text-blinking="false" loext:padding="0cm" loext:border="none"/>
    </style:style>
    <style:style style:name="P4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d4251" style:font-name="Lora" fo:font-size="12pt" fo:letter-spacing="normal" fo:font-style="normal" fo:font-weight="normal" style:font-size-asian="12pt" style:font-size-complex="12pt"/>
    </style:style>
    <style:style style:name="P47" style:family="paragraph" style:parent-style-name="Preformatted_20_Text">
      <loext:graphic-properties draw:fill="none" draw:fill-color="#ffffff"/>
      <style:paragraph-properties fo:margin-left="0cm" fo:margin-right="0cm" fo:margin-top="0cm" fo:margin-bottom="0cm" loext:contextual-spacing="false" fo:line-height="142%" fo:text-indent="0cm" style:auto-text-indent="false" fo:background-color="transparent" fo:padding="0cm" fo:border="none"/>
      <style:text-properties fo:color="#333333" style:font-name="Menlo" fo:font-size="9.75pt" officeooo:paragraph-rsid="00306992" fo:background-color="transparent" loext:padding="0cm" loext:border="none"/>
    </style:style>
    <style:style style:name="P48" style:family="paragraph" style:parent-style-name="Preformatted_20_Text">
      <loext:graphic-properties draw:fill="none" draw:fill-color="#ffffff"/>
      <style:paragraph-properties fo:margin-left="0cm" fo:margin-right="0cm" fo:margin-top="0cm" fo:margin-bottom="0cm" loext:contextual-spacing="false" fo:line-height="142%" fo:text-indent="0cm" style:auto-text-indent="false" fo:background-color="transparent" fo:padding="0cm" fo:border="none"/>
      <style:text-properties fo:color="#000000" style:font-name="Menlo" fo:font-size="9.75pt" officeooo:paragraph-rsid="00306992" loext:padding="0cm" loext:border="none"/>
    </style:style>
    <style:style style:name="P49" style:family="paragraph" style:parent-style-name="Text_20_body">
      <style:paragraph-properties fo:margin-left="0cm" fo:margin-right="0cm" fo:orphans="2" fo:widows="2" fo:text-indent="0cm" style:auto-text-indent="false"/>
    </style:style>
    <style:style style:name="P50" style:family="paragraph" style:parent-style-name="Text_20_body">
      <style:paragraph-properties fo:margin-left="0cm" fo:margin-right="0cm" fo:orphans="2" fo:widows="2" fo:text-indent="0cm" style:auto-text-indent="false"/>
      <style:text-properties officeooo:paragraph-rsid="00306992"/>
    </style:style>
    <style:style style:name="P51" style:family="paragraph" style:parent-style-name="Text_20_body">
      <style:paragraph-properties fo:margin-left="0cm" fo:margin-right="0cm" fo:text-align="end" style:justify-single-word="false" fo:text-indent="0cm" style:auto-text-indent="false"/>
      <style:text-properties fo:color="#303f9f" style:font-name="monospace" officeooo:paragraph-rsid="00306992" loext:padding-left="0cm" loext:padding-right="0cm" loext:padding-top="0.049cm" loext:padding-bottom="0cm" loext:border-left="none" loext:border-right="none" loext:border-top="0.06pt solid #000000" loext:border-bottom="none"/>
    </style:style>
    <style:style style:name="P52" style:family="paragraph" style:parent-style-name="Text_20_body">
      <style:paragraph-properties fo:margin-left="0cm" fo:margin-right="0cm" fo:text-align="end" style:justify-single-word="false" fo:text-indent="0cm" style:auto-text-indent="false"/>
      <style:text-properties fo:color="#d84315" style:font-name="monospace" officeooo:paragraph-rsid="00306992" loext:padding="0cm" loext:border="none"/>
    </style:style>
    <style:style style:name="P53" style:family="paragraph" style:parent-style-name="Text_20_body">
      <style:paragraph-properties fo:margin-left="0cm" fo:margin-right="0cm" fo:orphans="2" fo:widows="2" fo:text-indent="0cm" style:auto-text-indent="false"/>
      <style:text-properties fo:font-variant="normal" fo:text-transform="none" fo:color="#000000" style:font-name="Source Sans Pro" fo:font-size="12pt" fo:letter-spacing="normal" fo:font-style="normal" fo:font-weight="normal"/>
    </style:style>
    <style:style style:name="P54" style:family="paragraph" style:parent-style-name="Text_20_body">
      <style:paragraph-properties fo:margin-left="0cm" fo:margin-right="0cm" fo:margin-top="0cm" fo:margin-bottom="0.529cm" loext:contextual-spacing="false" fo:text-indent="0cm" style:auto-text-indent="false"/>
      <style:text-properties fo:color="#000000" fo:font-size="12pt" officeooo:paragraph-rsid="00306992" loext:padding="0cm" loext:border="none"/>
    </style:style>
    <style:style style:name="P55" style:family="paragraph" style:parent-style-name="Text_20_body">
      <style:paragraph-properties fo:margin-left="0cm" fo:margin-right="0cm" fo:margin-top="0cm" fo:margin-bottom="0.529cm" loext:contextual-spacing="false" fo:text-indent="0cm" style:auto-text-indent="false"/>
      <style:text-properties fo:font-variant="normal" fo:text-transform="none" fo:color="#000000" style:font-name="Source Sans Pro" fo:font-size="12pt" fo:letter-spacing="normal" fo:font-style="normal" fo:font-weight="normal" officeooo:paragraph-rsid="00306992" loext:padding="0cm" loext:border="none"/>
    </style:style>
    <style:style style:name="P56" style:family="paragraph" style:parent-style-name="Text_20_body">
      <style:paragraph-properties fo:margin-left="0cm" fo:margin-right="0cm" fo:margin-top="0cm" fo:margin-bottom="0.529cm" loext:contextual-spacing="false" fo:text-indent="0cm" style:auto-text-indent="false"/>
      <style:text-properties fo:font-variant="normal" fo:text-transform="none" fo:color="#000000" style:font-name="Source Sans Pro" fo:font-size="12pt" fo:letter-spacing="normal" fo:font-style="normal" fo:font-weight="normal" officeooo:rsid="002f7018" officeooo:paragraph-rsid="00306992" loext:padding="0cm" loext:border="none"/>
    </style:style>
    <style:style style:name="P57" style:family="paragraph" style:parent-style-name="Text_20_body">
      <style:paragraph-properties fo:margin-left="0cm" fo:margin-right="0cm" fo:margin-top="0cm" fo:margin-bottom="0.529cm" loext:contextual-spacing="false" fo:text-indent="0cm" style:auto-text-indent="false"/>
      <style:text-properties officeooo:paragraph-rsid="00306992"/>
    </style:style>
    <style:style style:name="P58" style:family="paragraph" style:parent-style-name="Preformatted_20_Text">
      <loext:graphic-properties draw:fill="solid" draw:fill-color="#002b36" draw:opacity="100%"/>
      <style:paragraph-properties fo:margin-left="0cm" fo:margin-right="0cm" fo:margin-top="0cm" fo:margin-bottom="0.499cm" loext:contextual-spacing="false" fo:orphans="2" fo:widows="2" fo:text-indent="0cm" style:auto-text-indent="false" fo:background-color="#002b36"/>
    </style:style>
    <style:style style:name="P59" style:family="paragraph" style:parent-style-name="Heading_20_2">
      <style:paragraph-properties fo:margin-left="0cm" fo:margin-right="0cm" fo:orphans="2" fo:widows="2" fo:text-indent="0cm" style:auto-text-indent="false"/>
      <style:text-properties fo:font-variant="normal" fo:text-transform="none" fo:color="#000000" style:font-name="Source Sans Pro" fo:font-size="22.5pt" fo:letter-spacing="normal" fo:font-style="normal" fo:font-weight="bold"/>
    </style:style>
    <style:style style:name="P60" style:family="paragraph" style:parent-style-name="Preformatted_20_Text">
      <loext:graphic-properties draw:fill="none" draw:fill-color="#ffffff"/>
      <style:paragraph-properties fo:margin-top="0cm" fo:margin-bottom="0cm" loext:contextual-spacing="false" fo:line-height="142%" fo:background-color="transparent" fo:padding="0cm" fo:border="none"/>
      <style:text-properties fo:color="#333333" style:font-name="Menlo" fo:font-size="9.75pt" officeooo:paragraph-rsid="00306992" fo:background-color="transparent" loext:padding="0cm" loext:border="none"/>
    </style:style>
    <style:style style:name="P61" style:family="paragraph" style:parent-style-name="Preformatted_20_Text">
      <loext:graphic-properties draw:fill="none" draw:fill-color="#ffffff"/>
      <style:paragraph-properties fo:margin-top="0cm" fo:margin-bottom="0cm" loext:contextual-spacing="false" fo:line-height="142%" fo:background-color="transparent" fo:padding="0cm" fo:border="none"/>
      <style:text-properties fo:color="#333333" officeooo:paragraph-rsid="00306992" fo:background-color="transparent" loext:padding="0cm" loext:border="none"/>
    </style:style>
    <style:style style:name="P62" style:family="paragraph" style:parent-style-name="Preformatted_20_Text">
      <loext:graphic-properties draw:fill="none" draw:fill-color="#ffffff"/>
      <style:paragraph-properties fo:margin-top="0cm" fo:margin-bottom="0cm" loext:contextual-spacing="false" fo:line-height="142%" fo:background-color="transparent" fo:padding="0cm" fo:border="none"/>
      <style:text-properties fo:color="#000000" officeooo:paragraph-rsid="00306992" loext:padding="0cm" loext:border="none"/>
    </style:style>
    <style:style style:name="P63" style:family="paragraph" style:parent-style-name="Standard">
      <style:text-properties fo:font-variant="normal" fo:text-transform="none" fo:color="#000000" style:font-name="Source Sans Pro" fo:font-size="12pt" fo:letter-spacing="normal" fo:font-style="normal" fo:font-weight="normal" officeooo:paragraph-rsid="00306992"/>
    </style:style>
    <style:style style:name="P64" style:family="paragraph" style:parent-style-name="Standard">
      <style:text-properties fo:font-weight="bold" officeooo:rsid="0004bfb6" officeooo:paragraph-rsid="0004bfb6" style:font-weight-asian="bold" style:font-weight-complex="bold"/>
    </style:style>
    <style:style style:name="P65" style:family="paragraph" style:parent-style-name="Standard">
      <style:paragraph-properties fo:margin-left="0cm" fo:margin-right="0cm" fo:orphans="2" fo:widows="2" fo:text-indent="0cm" style:auto-text-indent="false"/>
      <style:text-properties fo:font-variant="normal" fo:text-transform="none" fo:color="#000000" style:font-name="Source Sans Pro" fo:font-size="12pt" fo:letter-spacing="normal" fo:font-style="normal" fo:font-weight="normal" officeooo:paragraph-rsid="00306992"/>
    </style:style>
    <style:style style:name="P66" style:family="paragraph" style:parent-style-name="Text_20_body">
      <style:text-properties fo:font-variant="normal" fo:text-transform="none" fo:color="#000000" style:font-name="Source Sans Pro" fo:font-size="12pt" fo:letter-spacing="normal" fo:font-style="normal" fo:font-weight="normal" officeooo:paragraph-rsid="00306992"/>
    </style:style>
    <style:style style:name="P67" style:family="paragraph" style:parent-style-name="Text_20_body">
      <style:text-properties fo:font-variant="normal" fo:text-transform="none" fo:color="#000000" style:font-name="Nunito" fo:font-size="12pt" fo:letter-spacing="normal" fo:font-style="normal" fo:font-weight="normal" officeooo:rsid="00052df9" officeooo:paragraph-rsid="00052df9" style:font-size-asian="12pt" style:font-weight-asian="normal" style:font-size-complex="12pt" style:font-weight-complex="normal"/>
    </style:style>
    <style:style style:name="P68" style:family="paragraph" style:parent-style-name="Text_20_body">
      <style:text-properties fo:font-variant="normal" fo:text-transform="none" fo:color="#000000" style:font-name="Nunito" fo:font-size="12pt" fo:letter-spacing="normal" fo:font-style="normal" fo:font-weight="bold" officeooo:rsid="003e3816" officeooo:paragraph-rsid="003e3816" style:font-size-asian="12pt" style:font-weight-asian="bold" style:font-size-complex="12pt" style:font-weight-complex="bold"/>
    </style:style>
    <style:style style:name="P69" style:family="paragraph" style:parent-style-name="Text_20_body">
      <style:paragraph-properties fo:margin-left="0cm" fo:margin-right="0cm" fo:orphans="2" fo:widows="2" fo:text-indent="0cm" style:auto-text-indent="false"/>
      <style:text-properties fo:font-variant="normal" fo:text-transform="none" fo:color="#000000" style:font-name="Source Sans Pro" fo:font-size="12pt" fo:letter-spacing="normal" fo:font-style="normal" fo:font-weight="normal"/>
    </style:style>
    <style:style style:name="P7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d4251" style:font-name="Lora" fo:font-size="12pt" fo:letter-spacing="normal" fo:font-style="normal" fo:font-weight="normal" style:font-size-asian="12pt" style:font-size-complex="12pt"/>
    </style:style>
    <style:style style:name="P71" style:family="paragraph" style:parent-style-name="Text_20_body" style:list-style-name="L1">
      <style:paragraph-properties fo:margin-top="0cm" fo:margin-bottom="0.661cm" loext:contextual-spacing="false" fo:orphans="2" fo:widows="2"/>
      <style:text-properties fo:font-variant="normal" fo:text-transform="none" fo:color="#000000" style:font-name="Source Sans Pro" fo:font-size="12pt" fo:letter-spacing="normal" fo:font-style="normal" fo:font-weight="normal"/>
    </style:style>
    <style:style style:name="P72" style:family="paragraph" style:parent-style-name="Text_20_body" style:list-style-name="L2">
      <style:paragraph-properties fo:margin-top="0cm" fo:margin-bottom="0.661cm" loext:contextual-spacing="false" fo:orphans="2" fo:widows="2"/>
      <style:text-properties fo:font-variant="normal" fo:text-transform="none" fo:color="#000000" style:font-name="Source Sans Pro" fo:font-size="12pt" fo:letter-spacing="normal" fo:font-style="normal" fo:font-weight="normal"/>
    </style:style>
    <style:style style:name="P73" style:family="paragraph" style:parent-style-name="Text_20_body" style:list-style-name="L2">
      <style:paragraph-properties fo:margin-top="0cm" fo:margin-bottom="0.661cm" loext:contextual-spacing="false" fo:orphans="2" fo:widows="2"/>
    </style:style>
    <style:style style:name="P74" style:family="paragraph" style:parent-style-name="Text_20_body" style:list-style-name="L3">
      <style:paragraph-properties fo:orphans="2" fo:widows="2" fo:padding="0cm" fo:border="none"/>
    </style:style>
    <style:style style:name="P75" style:family="paragraph" style:parent-style-name="Text_20_body" style:list-style-name="L4">
      <style:paragraph-properties fo:orphans="2" fo:widows="2" fo:padding="0cm" fo:border="none"/>
    </style:style>
    <style:style style:name="P76" style:family="paragraph" style:parent-style-name="Text_20_body" style:list-style-name="L5">
      <style:paragraph-properties fo:orphans="2" fo:widows="2" fo:padding="0cm" fo:border="none"/>
    </style:style>
    <style:style style:name="P77" style:family="paragraph" style:parent-style-name="Preformatted_20_Text">
      <style:text-properties fo:font-variant="normal" fo:text-transform="none" fo:color="#000000" style:font-name="Source Sans Pro" fo:font-size="12pt" fo:letter-spacing="normal" fo:font-style="normal" fo:font-weight="normal" officeooo:rsid="0020dc6b" officeooo:paragraph-rsid="0020dc6b"/>
    </style:style>
    <style:style style:name="P78" style:family="paragraph" style:parent-style-name="Preformatted_20_Text">
      <style:text-properties fo:font-variant="normal" fo:text-transform="none" fo:color="#000000" style:font-name="Source Sans Pro" fo:font-size="12pt" fo:letter-spacing="normal" fo:font-style="normal" fo:font-weight="bold" officeooo:rsid="0020dc6b" officeooo:paragraph-rsid="0022d859" style:font-weight-asian="bold" style:font-weight-complex="bold"/>
    </style:style>
    <style:style style:name="P79" style:family="paragraph" style:parent-style-name="Preformatted_20_Text">
      <loext:graphic-properties draw:fill="none" draw:fill-color="#ffffff"/>
      <style:paragraph-properties fo:margin-left="0cm" fo:margin-right="0cm" fo:margin-top="0cm" fo:margin-bottom="0cm" loext:contextual-spacing="false" fo:line-height="142%" fo:text-indent="0cm" style:auto-text-indent="false" fo:background-color="transparent" fo:padding="0cm" fo:border="none"/>
      <style:text-properties fo:color="#008000" style:font-name="Menlo" fo:font-size="9.75pt" fo:font-weight="bold" officeooo:rsid="002d4143" officeooo:paragraph-rsid="00306992" fo:background-color="transparent" loext:padding="0cm" loext:border="none"/>
    </style:style>
    <style:style style:name="P80" style:family="paragraph" style:parent-style-name="Heading_20_2">
      <style:paragraph-properties fo:margin-left="0cm" fo:margin-right="0cm" fo:orphans="2" fo:widows="2" fo:text-indent="0cm" style:auto-text-indent="false"/>
      <style:text-properties fo:font-variant="normal" fo:text-transform="none" fo:color="#000000" style:font-name="Source Sans Pro" fo:font-size="12pt" fo:letter-spacing="normal" fo:font-style="normal" fo:font-weight="normal" style:font-size-asian="12pt" style:font-size-complex="12pt"/>
    </style:style>
    <style:style style:name="T1" style:family="text">
      <style:text-properties fo:font-variant="normal" fo:text-transform="none" fo:color="#000000" style:font-name="Consolas" fo:font-size="10.5pt" fo:letter-spacing="normal" fo:font-style="normal"/>
    </style:style>
    <style:style style:name="T2" style:family="text">
      <style:text-properties fo:font-variant="normal" fo:text-transform="none" fo:color="#000000" style:font-name="monospace" fo:font-size="10.5pt" fo:font-style="normal"/>
    </style:style>
    <style:style style:name="T3" style:family="text">
      <style:text-properties fo:font-variant="normal" fo:text-transform="none" fo:color="#000000" style:font-name="Source Sans Pro" fo:font-size="12pt" fo:letter-spacing="normal" fo:font-style="normal" fo:font-weight="normal"/>
    </style:style>
    <style:style style:name="T4" style:family="text">
      <style:text-properties fo:font-variant="normal" fo:text-transform="none" fo:color="#000000" style:font-name="Source Sans Pro" fo:font-size="12pt" fo:letter-spacing="normal" fo:font-style="normal" fo:font-weight="normal" loext:padding="0cm" loext:border="none"/>
    </style:style>
    <style:style style:name="T5" style:family="text">
      <style:text-properties fo:font-variant="normal" fo:text-transform="none" fo:color="#000000" style:font-name="Source Sans Pro" fo:font-size="11pt" fo:letter-spacing="normal" fo:font-style="normal" fo:font-weight="bold" officeooo:rsid="0020dc6b" style:font-size-asian="11pt" style:font-size-complex="11pt"/>
    </style:style>
    <style:style style:name="T6" style:family="text">
      <style:text-properties fo:font-variant="normal" fo:text-transform="none" fo:color="#000000" fo:letter-spacing="normal"/>
    </style:style>
    <style:style style:name="T7" style:family="text">
      <style:text-properties fo:font-variant="normal" fo:text-transform="none" fo:color="#999999" style:font-name="Consolas" fo:font-size="10.5pt" fo:letter-spacing="normal" fo:font-style="normal"/>
    </style:style>
    <style:style style:name="T8" style:family="text">
      <style:text-properties fo:font-variant="normal" fo:text-transform="none" fo:color="#333333" style:font-name="Menlo" fo:font-size="9.75pt" fo:letter-spacing="normal" fo:font-style="normal" fo:font-weight="normal" fo:background-color="#eeeeee" loext:char-shading-value="0" loext:padding="0cm" loext:border="none"/>
    </style:style>
    <style:style style:name="T9" style:family="text">
      <style:text-properties fo:font-variant="normal" fo:text-transform="none" fo:color="#007ee5" style:font-name="Source Sans Pro" fo:font-size="12pt" fo:letter-spacing="normal" fo:font-style="normal" style:text-underline-style="solid" style:text-underline-width="auto" style:text-underline-color="font-color" fo:font-weight="normal" fo:background-color="#ffffff" loext:char-shading-value="0"/>
    </style:style>
    <style:style style:name="T10" style:family="text">
      <style:text-properties fo:font-variant="normal" fo:text-transform="none" fo:color="#007ee5" style:text-line-through-style="none" style:text-line-through-type="none" style:font-name="Source Sans Pro" fo:font-size="11pt" fo:letter-spacing="normal" fo:font-style="normal" style:text-underline-style="none" fo:font-weight="bold" officeooo:rsid="0020dc6b" style:text-blinking="false" fo:background-color="transparent" loext:char-shading-value="0" style:font-size-asian="11pt" style:font-size-complex="11pt" loext:padding="0cm" loext:border="none"/>
    </style:style>
    <style:style style:name="T11" style:family="text">
      <style:text-properties fo:font-variant="normal" fo:text-transform="none" fo:color="#3d4251" style:font-name="Lora" fo:font-size="12pt" fo:letter-spacing="normal" fo:font-style="normal" fo:font-weight="normal" style:font-size-asian="12pt" style:font-size-complex="12pt"/>
    </style:style>
    <style:style style:name="T12" style:family="text">
      <style:text-properties fo:font-variant="normal" fo:text-transform="none" fo:color="#686f75" style:font-name="Roboto Mono" fo:font-size="12pt" fo:letter-spacing="normal" fo:font-style="normal" fo:font-weight="normal" fo:background-color="#002b36" loext:char-shading-value="0" style:font-size-asian="12pt" style:font-size-complex="12pt" loext:padding="0cm" loext:border="none"/>
    </style:style>
    <style:style style:name="T13" style:family="text">
      <style:text-properties officeooo:rsid="000f118e"/>
    </style:style>
    <style:style style:name="T14" style:family="text">
      <style:text-properties officeooo:rsid="00118d8c"/>
    </style:style>
    <style:style style:name="T15" style:family="text">
      <style:text-properties officeooo:rsid="0017eae5"/>
    </style:style>
    <style:style style:name="T16" style:family="text">
      <style:text-properties officeooo:rsid="001534c2" style:font-size-asian="12pt" style:font-weight-asian="normal" style:font-size-complex="12pt" style:font-weight-complex="normal"/>
    </style:style>
    <style:style style:name="T17" style:family="text">
      <style:text-properties officeooo:rsid="00196c5e"/>
    </style:style>
    <style:style style:name="T18" style:family="text">
      <style:text-properties fo:color="#000000" style:font-name="Source Sans Pro" fo:font-size="12pt" fo:letter-spacing="normal" fo:font-weight="normal"/>
    </style:style>
    <style:style style:name="T19" style:family="text">
      <style:text-properties fo:color="#000000" fo:font-size="12pt" loext:padding="0cm" loext:border="none"/>
    </style:style>
    <style:style style:name="T20" style:family="text">
      <style:text-properties style:font-name="Source Sans Pro" fo:font-size="12pt"/>
    </style:style>
    <style:style style:name="T21" style:family="text">
      <style:text-properties style:font-name="Source Sans Pro" fo:font-size="12pt" fo:font-style="normal"/>
    </style:style>
    <style:style style:name="T22" style:family="text">
      <style:text-properties style:font-name="Source Sans Pro" fo:font-size="12pt" fo:font-weight="bold" style:font-weight-asian="bold" style:font-weight-complex="bold"/>
    </style:style>
    <style:style style:name="T23" style:family="text">
      <style:text-properties fo:font-size="12pt" fo:font-weight="normal"/>
    </style:style>
    <style:style style:name="T24" style:family="text">
      <style:text-properties fo:font-size="12pt" fo:font-weight="normal" officeooo:rsid="0036841d"/>
    </style:style>
    <style:style style:name="T25" style:family="text">
      <style:text-properties fo:font-weight="normal"/>
    </style:style>
    <style:style style:name="T26" style:family="text">
      <style:text-properties fo:color="#333333" style:font-name="Menlo" fo:font-size="9.75pt" fo:background-color="#eeeeee" loext:char-shading-value="0" loext:padding="0cm" loext:border="none"/>
    </style:style>
    <style:style style:name="T27" style:family="text">
      <style:text-properties style:font-name="Menlo" fo:font-size="9.75pt"/>
    </style:style>
    <style:style style:name="T28" style:family="text">
      <style:text-properties fo:color="#007ee5" style:text-underline-style="solid" style:text-underline-width="auto" style:text-underline-color="font-color" fo:background-color="#ffffff" loext:char-shading-value="0"/>
    </style:style>
    <style:style style:name="T29" style:family="text">
      <style:text-properties fo:color="#007ee5" fo:font-size="12pt" style:text-underline-style="solid" style:text-underline-width="auto" style:text-underline-color="font-color" fo:background-color="transparent" loext:char-shading-value="0" loext:padding="0cm" loext:border="none"/>
    </style:style>
    <style:style style:name="T30" style:family="text">
      <style:text-properties fo:color="#007ee5" fo:font-style="normal" style:text-underline-style="solid" style:text-underline-width="auto" style:text-underline-color="font-color" fo:background-color="#ffffff" loext:char-shading-value="0"/>
    </style:style>
    <style:style style:name="T31" style:family="text">
      <style:text-properties fo:font-weight="bold" style:font-weight-asian="bold" style:font-weight-complex="bold"/>
    </style:style>
    <style:style style:name="T32" style:family="text">
      <style:text-properties style:font-name="MathJax Math-italic"/>
    </style:style>
    <style:style style:name="T33" style:family="text">
      <style:text-properties style:font-name="MathJax Main"/>
    </style:style>
    <style:style style:name="T34" style:family="text">
      <style:text-properties style:font-name="MathJax Main" fo:font-size="9pt"/>
    </style:style>
    <style:style style:name="T35" style:family="text">
      <style:text-properties fo:color="#008000" fo:font-weight="bold"/>
    </style:style>
    <style:style style:name="T36" style:family="text">
      <style:text-properties fo:color="#0000ff" fo:font-weight="bold"/>
    </style:style>
    <style:style style:name="T37" style:family="text">
      <style:text-properties fo:color="#666666"/>
    </style:style>
    <style:style style:name="T38" style:family="text">
      <style:text-properties officeooo:rsid="003fa73f"/>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bout Variables </text:p>
      <text:p text:style-name="P3"/>
      <text:p text:style-name="P3"><text:span text:style-name="T1">mpg_data</text:span><text:span text:style-name="T7">.</text:span><text:span text:style-name="T1">info</text:span><text:span text:style-name="T7">()</text:span></text:p>
      <text:p text:style-name="P2"/>
      <text:p text:style-name="P2"/>
      <text:p text:style-name="P2">Exploratory Analysis of the Telcom Data</text:p>
      <text:p text:style-name="P1"/>
      <text:p text:style-name="P8">Boxplot Analysis for Outlier detection</text:p>
      <text:p text:style-name="P8"/>
      <text:p text:style-name="P8">import pandas as pd</text:p>
      <text:p text:style-name="P8">data = pd.read_csv("bigml_59c28831336c6604c800002a.csv")</text:p>
      <text:p text:style-name="P8">data=pd.DataFrame(data)</text:p>
      <text:p text:style-name="P8">data.head(5)</text:p>
      <text:p text:style-name="P8">import seaborn as sns</text:p>
      <text:p text:style-name="P8">import matplotlib.pyplot as plt</text:p>
      <text:p text:style-name="P8">f, axes = plt.subplots(2, 2, figsize=(7, 7), sharex=True)</text:p>
      <text:p text:style-name="P8">sns.boxplot( data["account length"] , ax=axes[0, 0])</text:p>
      <text:p text:style-name="P8">sns.boxplot( data["number vmail messages"] , color="olive", ax=axes[0, 1])</text:p>
      <text:p text:style-name="P8">sns.boxplot( data["total day minutes"] , color="gold", ax=axes[1, 0])</text:p>
      <text:p text:style-name="P8">sns.boxplot( data["total day calls"] , color="teal", ax=axes[1, 1])</text:p>
      <text:p text:style-name="P8">sns.boxplot( data["total day charge"] , color="teal", ax=axes[2, 0])</text:p>
      <text:p text:style-name="P8">sns.boxplot( data["total eve minutes"] , color="teal", ax=axes[2, 1])</text:p>
      <text:p text:style-name="P8">sns.boxplot( data["total eve calls"] , color="teal", ax=axes[3, 0])</text:p>
      <text:p text:style-name="P8">sns.boxplot( data["total eve charge"] , color="teal", ax=axes[3, 1])</text:p>
      <text:p text:style-name="P8">sns.boxplot( data["total night minutes"] , color="teal", ax=axes[4, 0])</text:p>
      <text:p text:style-name="P8">sns.boxplot( data["total night calls"] , color="teal", ax=axes[4, 1])</text:p>
      <text:p text:style-name="P8">sns.boxplot( data["total night charge"] , color="teal", ax=axes[5, 0])</text:p>
      <text:p text:style-name="P8">sns.boxplot( data["total intl minutes"] , color="teal", ax=axes[5, 1])</text:p>
      <text:p text:style-name="P8">sns.boxplot( data["total intl charge"] , color="teal", ax=axes[6, 0])</text:p>
      <text:p text:style-name="P8">sns.boxplot( data["customer service calls"] , color="teal", ax=axes[6, 1])</text:p>
      <text:p text:style-name="P8">fig = plt.figure()</text:p>
      <text:p text:style-name="P8">fig.subplots_adjust(hspace=0.6, wspace=0.8)</text:p>
      <text:p text:style-name="P8"/>
      <text:p text:style-name="P8"/>
      <text:p text:style-name="P4">Converting the <text:span text:style-name="T13">(binary character)variable into numerical variable</text:span></text:p>
      <text:p text:style-name="P4"/>
      <text:p text:style-name="P10">import numpy as np</text:p>
      <text:p text:style-name="P10">data['international plan'] = np.where(data['international plan']=='Yes', 1,0)</text:p>
      <text:p text:style-name="P10">data['voice mail plan'] = np.where(data['voice mail plan']=='Yes', 1,0)</text:p>
      <text:p text:style-name="P9"/>
      <text:h text:style-name="P24" text:outline-level="3">Check the independence between the independent variables</text:h>
      <text:p text:style-name="P20">x_data = data.iloc[:,:-1]</text:p>
      <text:p text:style-name="P20">x_data</text:p>
      <text:p text:style-name="P68"># To convert list into string , we need to convert it into array first . </text:p>
      <text:p text:style-name="P20">data['Last_mth_Tr'] = np.array(data['Last_mth_Tr'].values,dtype=np.str)</text:p>
      <text:p text:style-name="P20"/>
      <text:p text:style-name="P8">cor_data=cor_data.drop([‘<text:span text:style-name="T14">state</text:span>’,'area code','phone number'], axis=1)</text:p>
      <text:p text:style-name="P8">cor_data.head(5)</text:p>
      <text:p text:style-name="P8"/>
      <text:p text:style-name="P5"># Top 10 correlation values</text:p>
      <text:p text:style-name="P8"/>
      <text:p text:style-name="P8">print(get_top_abs_correlations(cor_data, 10))</text:p>
      <text:p text:style-name="P8"><text:soft-page-break/>sns.heatmap(cor_data.corr())</text:p>
      <text:p text:style-name="P8"/>
      <text:p text:style-name="P8"/>
      <text:p text:style-name="P6"># Calculation of Information value :</text:p>
      <text:p text:style-name="P6"/>
      <text:p text:style-name="P6">https://www.kaggle.com/puremath86/iv-woe-starter-for-python/notebook</text:p>
      <text:p text:style-name="P16"/>
      <text:p text:style-name="P17">raw_data = pd.read_csv("bigml_59c28831336c6604c800002a.csv")</text:p>
      <text:p text:style-name="P17">raw_data=pd.DataFrame(raw_data)</text:p>
      <text:p text:style-name="P17">raw_data['international plan'] = np.where(raw_data['international plan']=='Yes', 1,0)</text:p>
      <text:p text:style-name="P17">raw_data['voice mail plan'] = np.where(raw_data['voice mail plan']=='Yes', 1,0)</text:p>
      <text:p text:style-name="P17">raw_data['churn'] = np.where(raw_data['churn']==True, 1,0)</text:p>
      <text:p text:style-name="P17"/>
      <text:p text:style-name="P7"># Data Preparation :</text:p>
      <text:p text:style-name="P6"/>
      <text:p text:style-name="P11">GROUP_BY_NEXT_CLICKS = [{'groupby': ['area code']}]</text:p>
      <text:p text:style-name="P11"/>
      <text:p text:style-name="P11"># Calculate the time to next click for each group</text:p>
      <text:p text:style-name="P11">for spec in GROUP_BY_NEXT_CLICKS:</text:p>
      <text:p text:style-name="P11"><text:s text:c="4"/></text:p>
      <text:p text:style-name="P11"><text:s text:c="4"/># Name of new feature</text:p>
      <text:p text:style-name="P11"><text:s text:c="4"/>new_feature = '{}_nextClick'.format('_'.join(spec['groupby'])) <text:s text:c="3"/></text:p>
      <text:p text:style-name="P11"><text:s text:c="4"/></text:p>
      <text:p text:style-name="P11"><text:s text:c="4"/># Unique list of features to select</text:p>
      <text:p text:style-name="P11"><text:s text:c="4"/>all_features = spec['groupby'] + ['phone number']</text:p>
      <text:p text:style-name="P11"><text:s text:c="4"/></text:p>
      <text:p text:style-name="P11"><text:s text:c="4"/># Run calculation</text:p>
      <text:p text:style-name="P11"><text:s text:c="4"/>print(f"&gt;&gt; Grouping by {spec['groupby']}, and saving time to next click in: {new_feature}")</text:p>
      <text:p text:style-name="P11"><text:s text:c="4"/>#raw_data[new_feature] = raw_data[all_features].groupby(spec['groupby']).phone number.transform(lambda x: x.diff().shift(-1)).dt.seconds</text:p>
      <text:p text:style-name="P11"><text:s text:c="4"/></text:p>
      <text:p text:style-name="P11">raw_data.head()</text:p>
      <text:p text:style-name="P11"/>
      <text:p text:style-name="P11"/>
      <text:p text:style-name="P6"># <text:s/><text:span text:style-name="T15">Function to </text:span>Calculate information value</text:p>
      <text:p text:style-name="P11"/>
      <text:p text:style-name="P11">def calc_iv(df, feature, target, pr=False):</text:p>
      <text:p text:style-name="P11"><text:s text:c="4"/>"""</text:p>
      <text:p text:style-name="P11"><text:s text:c="4"/>Set pr=True to enable printing of output.</text:p>
      <text:p text:style-name="P11"><text:s text:c="4"/></text:p>
      <text:p text:style-name="P11"><text:s text:c="4"/>Output: </text:p>
      <text:p text:style-name="P11"><text:s text:c="6"/>* iv: float,</text:p>
      <text:p text:style-name="P11"><text:s text:c="6"/>* data: pandas.DataFrame</text:p>
      <text:p text:style-name="P11"><text:s text:c="4"/>"""</text:p>
      <text:p text:style-name="P11"/>
      <text:p text:style-name="P11"><text:s text:c="4"/>lst = []</text:p>
      <text:p text:style-name="P11"/>
      <text:p text:style-name="P11"><text:s text:c="4"/>df[feature] = df[feature].fillna("NULL")</text:p>
      <text:p text:style-name="P11"/>
      <text:p text:style-name="P11"><text:s text:c="4"/>for i in range(df[feature].nunique()):</text:p>
      <text:p text:style-name="P11"><text:s text:c="8"/>val = list(df[feature].unique())[i]</text:p>
      <text:p text:style-name="P11"><text:s text:c="8"/>lst.append([feature, <text:s text:c="55"/># Variable</text:p>
      <text:p text:style-name="P11"><text:s text:c="20"/>val, <text:s text:c="59"/># Value</text:p>
      <text:p text:style-name="P11"><text:s text:c="20"/>df[df[feature] == val].count()[feature], <text:s text:c="23"/># All</text:p>
      <text:p text:style-name="P11"><text:s text:c="20"/>df[(df[feature] == val) &amp; (df[target] == 0)].count()[feature], <text:s/># Good (think: Fraud == 0)</text:p>
      <text:p text:style-name="P11"><text:s text:c="20"/>df[(df[feature] == val) &amp; (df[target] == 1)].count()[feature]]) # Bad (think: Fraud == 1)</text:p>
      <text:p text:style-name="P11"><text:soft-page-break/></text:p>
      <text:p text:style-name="P11"><text:s text:c="4"/>data = pd.DataFrame(lst, columns=['Variable', 'Value', 'All', 'Good', 'Bad'])</text:p>
      <text:p text:style-name="P11"/>
      <text:p text:style-name="P11"><text:s text:c="4"/>data['Share'] = data['All'] / data['All'].sum()</text:p>
      <text:p text:style-name="P11"><text:s text:c="4"/>data['Bad Rate'] = data['Bad'] / data['All']</text:p>
      <text:p text:style-name="P11"><text:s text:c="4"/>data['Distribution Good'] = (data['All'] - data['Bad']) / (data['All'].sum() - data['Bad'].sum())</text:p>
      <text:p text:style-name="P11"><text:s text:c="4"/>data['Distribution Bad'] = data['Bad'] / data['Bad'].sum()</text:p>
      <text:p text:style-name="P11"><text:s text:c="4"/>data['WoE'] = np.log(data['Distribution Good'] / data['Distribution Bad'])</text:p>
      <text:p text:style-name="P11"/>
      <text:p text:style-name="P11"><text:s text:c="4"/>data = data.replace({'WoE': {np.inf: 0, -np.inf: 0}})</text:p>
      <text:p text:style-name="P11"/>
      <text:p text:style-name="P11"><text:s text:c="4"/>data['IV'] = data['WoE'] * (data['Distribution Good'] - data['Distribution Bad'])</text:p>
      <text:p text:style-name="P11"/>
      <text:p text:style-name="P11"><text:s text:c="4"/>data = data.sort_values(by=['Variable', 'Value'], ascending=[True, True])</text:p>
      <text:p text:style-name="P11"><text:s text:c="4"/>data.index = range(len(data.index))</text:p>
      <text:p text:style-name="P11"/>
      <text:p text:style-name="P11"><text:s text:c="4"/>if pr:</text:p>
      <text:p text:style-name="P11"><text:s text:c="8"/>print(data)</text:p>
      <text:p text:style-name="P11"><text:s text:c="8"/>print('IV = ', data['IV'].sum())</text:p>
      <text:p text:style-name="P11"/>
      <text:p text:style-name="P11"/>
      <text:p text:style-name="P11"><text:s text:c="4"/>iv = data['IV'].sum()</text:p>
      <text:p text:style-name="P11"><text:s text:c="4"/># print(iv)</text:p>
      <text:p text:style-name="P11"/>
      <text:p text:style-name="P11"><text:s text:c="4"/>return iv, data</text:p>
      <text:p text:style-name="P14"/>
      <text:p text:style-name="P15"># Final table of info value </text:p>
      <text:p text:style-name="P18">nochurn_data=raw_data.iloc[:,:-1]</text:p>
      <text:p text:style-name="P18">nochurn_data = nochurn_data.drop(['phone number'], axis=1)</text:p>
      <text:p text:style-name="P18">iv , dat = calc_iv(raw_data,'total day calls','churn', pr=False)</text:p>
      <text:p text:style-name="P18">iv</text:p>
      <text:p text:style-name="P18">dat.head()</text:p>
      <text:p text:style-name="P18">dat[dat['Bad Rate'] &gt; 0.0]</text:p>
      <text:p text:style-name="P18"/>
      <text:p text:style-name="P19"><text:span text:style-name="T16">total day calls <text:s text:c="38"/></text:span><text:span text:style-name="T2">0.2671</text:span></text:p>
      <text:p text:style-name="P27"><text:span text:style-name="T16">account length <text:s text:c="14"/></text:span>0.3269</text:p>
      <text:p text:style-name="P27">international plan <text:s text:c="10"/><text:span text:style-name="T17">0.0</text:span></text:p>
      <text:p text:style-name="P27">voice mail plan <text:s text:c="13"/><text:span text:style-name="T17">0.0</text:span></text:p>
      <text:p text:style-name="P27">number vmail messages <text:s text:c="7"/>0.1262</text:p>
      <text:p text:style-name="P27">total day minutes <text:s text:c="11"/>0.6059</text:p>
      <text:p text:style-name="P27">total day calls <text:s text:c="13"/>0.2671</text:p>
      <text:p text:style-name="P27">total day charge <text:s text:c="12"/>0.6059</text:p>
      <text:p text:style-name="P27">total eve minutes <text:s text:c="11"/>0.7692</text:p>
      <text:p text:style-name="P27">total eve calls <text:s text:c="13"/>0.1805</text:p>
      <text:p text:style-name="P27">total eve charge <text:s text:c="12"/>0.7639</text:p>
      <text:p text:style-name="P27">total night minutes <text:s text:c="9"/>0.8343</text:p>
      <text:p text:style-name="P27">total night calls <text:s text:c="11"/>0.2444</text:p>
      <text:p text:style-name="P27">total night charge <text:s text:c="10"/>0.6799</text:p>
      <text:p text:style-name="P27">total intl minutes <text:s text:c="10"/>0.3321</text:p>
      <text:p text:style-name="P27">total intl calls <text:s text:c="12"/>0.0908</text:p>
      <text:p text:style-name="P27">total intl charge <text:s text:c="11"/>0.0908</text:p>
      <text:p text:style-name="P27">customer service calls <text:s text:c="6"/>0.5272</text:p>
      <text:p text:style-name="P27"/>
      <text:p text:style-name="P27"/>
      <text:p text:style-name="P32">## Random Forest Classifier :</text:p>
      <text:p text:style-name="P28"/>
      <text:p text:style-name="P32"><text:soft-page-break/># Random Forest parameters :</text:p>
      <text:p text:style-name="P28"/>
      <text:p text:style-name="P28"><text:a xlink:type="simple" xlink:href="https://medium.com/@taplapinger/tuning-a-random-forest-classifier-1b252d1dde92" text:style-name="Internet_20_link" text:visited-style-name="Visited_20_Internet_20_Link">https://medium.com/@taplapinger/tuning-a-random-forest-classifier-1b252d1dde92</text:a></text:p>
      <text:p text:style-name="P28"/>
      <text:p text:style-name="P28"/>
      <text:p text:style-name="P28"/>
      <text:p text:style-name="P33">## </text:p>
      <text:p text:style-name="P33"/>
      <text:p text:style-name="P34">Naive Bayes Classifier :</text:p>
      <text:p text:style-name="P30"/>
      <text:p text:style-name="P29"><text:span text:style-name="T20">a simple model describing the distribution of each underlying class, and used these generative models to probabilistically determine labels for new points. That was an example of </text:span><text:span text:style-name="Emphasis"><text:span text:style-name="T20">generative classification</text:span></text:span><text:span text:style-name="T20">;</text:span></text:p>
      <text:p text:style-name="P35"/>
      <text:p text:style-name="P40">## Different types of Regression in Depth : </text:p>
      <text:p text:style-name="P37"/>
      <text:p text:style-name="P37">https://jakevdp.github.io/PythonDataScienceHandbook/05.06-linear-regression.html</text:p>
      <text:p text:style-name="P31"/>
      <text:p text:style-name="P22"><text:span text:style-name="T20">the use of a validation set or cross-validation approach is </text:span><text:span text:style-name="Emphasis"><text:span text:style-name="T21">vital</text:span></text:span><text:span text:style-name="T20"> when tuning parameters in order to avoid over-fitting for more complex/flexible models.</text:span></text:p>
      <text:p text:style-name="P66"/>
      <text:p text:style-name="P21"><text:span text:style-name="T20">#</text:span><text:span text:style-name="T22"> Basis Function :</text:span></text:p>
      <text:p text:style-name="P22"><text:span text:style-name="T20">One trick you can use to adapt linear regression to nonlinear relationships between variables is to transform the data according to </text:span><text:span text:style-name="Emphasis"><text:span text:style-name="T20">basis functions</text:span></text:span><text:span text:style-name="T20">. </text:span></text:p>
      <text:p text:style-name="P66"/>
      <text:p text:style-name="P63"> The idea is to take our multidimensional linear model:</text:p>
      <text:p text:style-name="P45"><text:bookmark text:name="MathJax-Span-33"/><text:bookmark text:name="MathJax-Span-32"/><text:bookmark text:name="MathJax-Element-3-Frame"/><text:bookmark text:name="MathJax-Span-34"/><text:span text:style-name="T32">y</text:span><text:bookmark text:name="MathJax-Span-35"/><text:span text:style-name="T33">=</text:span><text:bookmark text:name="MathJax-Span-36"/><text:bookmark text:name="MathJax-Span-37"/><text:span text:style-name="T32">a</text:span><text:bookmark text:name="MathJax-Span-38"/><text:span text:style-name="T34">0</text:span><text:bookmark text:name="MathJax-Span-39"/><text:span text:style-name="T33">+</text:span><text:bookmark text:name="MathJax-Span-40"/><text:bookmark text:name="MathJax-Span-41"/><text:span text:style-name="T32">a</text:span><text:bookmark text:name="MathJax-Span-42"/><text:span text:style-name="T34">1</text:span><text:bookmark text:name="MathJax-Span-43"/><text:bookmark text:name="MathJax-Span-44"/><text:span text:style-name="T32">x</text:span><text:bookmark text:name="MathJax-Span-45"/><text:span text:style-name="T34">1</text:span><text:bookmark text:name="MathJax-Span-46"/><text:span text:style-name="T33">+</text:span><text:bookmark text:name="MathJax-Span-47"/><text:bookmark text:name="MathJax-Span-48"/><text:span text:style-name="T32">a</text:span><text:bookmark text:name="MathJax-Span-49"/><text:span text:style-name="T34">2</text:span><text:bookmark text:name="MathJax-Span-50"/><text:bookmark text:name="MathJax-Span-51"/><text:span text:style-name="T32">x</text:span><text:bookmark text:name="MathJax-Span-52"/><text:span text:style-name="T34">2</text:span><text:bookmark text:name="MathJax-Span-53"/><text:span text:style-name="T33">+</text:span><text:bookmark text:name="MathJax-Span-54"/><text:bookmark text:name="MathJax-Span-55"/><text:span text:style-name="T32">a</text:span><text:bookmark text:name="MathJax-Span-56"/><text:span text:style-name="T34">3</text:span><text:bookmark text:name="MathJax-Span-57"/><text:bookmark text:name="MathJax-Span-58"/><text:span text:style-name="T32">x</text:span><text:bookmark text:name="MathJax-Span-59"/><text:span text:style-name="T34">3</text:span><text:bookmark text:name="MathJax-Span-60"/><text:span text:style-name="T33">+</text:span><text:bookmark text:name="MathJax-Span-61"/>⋯</text:p>
      <text:p text:style-name="P43">and build the $x_1, x_2, x_3,$ and so on, from our single-dimensional input $x$. That is, we let $x_n = f_n(x)$, where $f_n()$ is some function that transforms our data.</text:p>
      <text:p text:style-name="P43"/>
      <text:p text:style-name="P43"> if $f_n(x) = x^n$, our model becomes a polynomial regression:</text:p>
      <text:p text:style-name="P45"><text:bookmark text:name="MathJax-Span-63"/><text:bookmark text:name="MathJax-Span-62"/><text:bookmark text:name="MathJax-Element-4-Frame"/><text:bookmark text:name="MathJax-Span-64"/><text:span text:style-name="T32">y</text:span><text:bookmark text:name="MathJax-Span-65"/><text:span text:style-name="T33">=</text:span><text:bookmark text:name="MathJax-Span-66"/><text:bookmark text:name="MathJax-Span-67"/><text:span text:style-name="T32">a</text:span><text:bookmark text:name="MathJax-Span-68"/><text:span text:style-name="T34">0</text:span><text:bookmark text:name="MathJax-Span-69"/><text:span text:style-name="T33">+</text:span><text:bookmark text:name="MathJax-Span-70"/><text:bookmark text:name="MathJax-Span-71"/><text:span text:style-name="T32">a</text:span><text:bookmark text:name="MathJax-Span-72"/><text:span text:style-name="T34">1</text:span><text:bookmark text:name="MathJax-Span-73"/><text:span text:style-name="T32">x</text:span><text:bookmark text:name="MathJax-Span-74"/><text:span text:style-name="T33">+</text:span><text:bookmark text:name="MathJax-Span-75"/><text:bookmark text:name="MathJax-Span-76"/><text:span text:style-name="T32">a</text:span><text:bookmark text:name="MathJax-Span-77"/><text:span text:style-name="T34">2</text:span><text:bookmark text:name="MathJax-Span-78"/><text:bookmark text:name="MathJax-Span-79"/><text:span text:style-name="T32">x</text:span><text:bookmark text:name="MathJax-Span-80"/><text:span text:style-name="T34">2</text:span><text:bookmark text:name="MathJax-Span-81"/><text:span text:style-name="T33">+</text:span><text:bookmark text:name="MathJax-Span-82"/><text:bookmark text:name="MathJax-Span-83"/><text:span text:style-name="T32">a</text:span><text:bookmark text:name="MathJax-Span-84"/><text:span text:style-name="T34">3</text:span><text:bookmark text:name="MathJax-Span-85"/><text:bookmark text:name="MathJax-Span-86"/><text:span text:style-name="T32">x</text:span><text:bookmark text:name="MathJax-Span-87"/><text:span text:style-name="T34">3</text:span><text:bookmark text:name="MathJax-Span-88"/><text:span text:style-name="T33">+</text:span><text:bookmark text:name="MathJax-Span-89"/>⋯</text:p>
      <text:p text:style-name="P41"><text:span text:style-name="T3">Notice that this is </text:span><text:span text:style-name="Emphasis"><text:span text:style-name="T18">still a linear model</text:span></text:span><text:span text:style-name="T6">—</text:span><text:span text:style-name="T3">the linearity refers to the fact that the coefficients $a_n$ never multiply or divide each other. What we have effectively done is taken our one-dimensional $x$ values and projected them into a higher dimension, so that a linear fit can fit more complicated relationships between $x$ and $y$.</text:span></text:p>
      <text:p text:style-name="P43"/>
      <text:p text:style-name="P43"/>
      <text:p text:style-name="P43"/>
      <text:p text:style-name="P50"><text:span text:style-name="T4">This polynomial projection is useful enough that it is built into Scikit-Learn, using the </text:span><text:span text:style-name="Source_20_Text"><text:span text:style-name="T8">PolynomialFeatures</text:span></text:span><text:span text:style-name="T4"> transformer:</text:span></text:p>
      <text:p text:style-name="P51"/>
      <text:p text:style-name="P79">## Polynomial basis Function : </text:p>
      <text:p text:style-name="P47"><text:span text:style-name="T35">from</text:span> <text:span text:style-name="T36">sklearn.preprocessing</text:span> <text:span text:style-name="T35">import</text:span> PolynomialFeatures</text:p>
      <text:p text:style-name="P60"><text:soft-page-break/>x <text:span text:style-name="T37">=</text:span> np<text:span text:style-name="T37">.</text:span>array([<text:span text:style-name="T37">2</text:span>, <text:span text:style-name="T37">3</text:span>, <text:span text:style-name="T37">4</text:span>])</text:p>
      <text:p text:style-name="P60">poly <text:span text:style-name="T37">=</text:span> PolynomialFeatures(<text:span text:style-name="T37">3</text:span>, include_bias<text:span text:style-name="T37">=</text:span><text:span text:style-name="T35">False</text:span>)</text:p>
      <text:p text:style-name="P60">poly<text:span text:style-name="T37">.</text:span>fit_transform(x[:, <text:span text:style-name="T35">None</text:span>])</text:p>
      <text:p text:style-name="P52">Out[6]:</text:p>
      <text:p text:style-name="P48">array([[ <text:s/>2., <text:s text:c="2"/>4., <text:s text:c="2"/>8.],</text:p>
      <text:p text:style-name="P62"><text:s text:c="7"/><text:span text:style-name="T27">[ <text:s/>3., <text:s text:c="2"/>9., <text:s/>27.],</text:span></text:p>
      <text:p text:style-name="P62"><text:s text:c="7"/><text:span text:style-name="T27">[ <text:s/>4., <text:s/>16., <text:s/>64.]])</text:span></text:p>
      <text:p text:style-name="P54">We see here that the transformer has converted our one-dimensional array into a three-dimensional array by taking the exponent of each value. This new, higher-dimensional data representation can then be plugged into a linear regression.</text:p>
      <text:p text:style-name="P57"><text:span text:style-name="T19">As we saw in </text:span><text:a xlink:type="simple" xlink:href="https://jakevdp.github.io/PythonDataScienceHandbook/05.04-feature-engineering.html" text:style-name="Internet_20_link" text:visited-style-name="Visited_20_Internet_20_Link"><text:span text:style-name="T29">Feature Engineering</text:span></text:a><text:span text:style-name="T19">, the cleanest way to accomplish this is to use a pipeline. Let's make a 7th-degree polynomial model in this way:</text:span></text:p>
      <text:p text:style-name="P51">In [7]:</text:p>
      <text:p text:style-name="P47"><text:span text:style-name="T35">from</text:span> <text:span text:style-name="T36">sklearn.pipeline</text:span> <text:span text:style-name="T35">import</text:span> make_pipeline</text:p>
      <text:p text:style-name="P60">poly_model <text:span text:style-name="T37">=</text:span> make_pipeline(PolynomialFeatures(<text:span text:style-name="T37">7</text:span>),</text:p>
      <text:p text:style-name="P61"><text:s text:c="27"/><text:span text:style-name="T27">LinearRegression())</text:span></text:p>
      <text:p text:style-name="P54">With this transform in place, we can use the linear model to fit much more complicated relationships between $x$ and $y$. For example, here is a sine wave with noise:</text:p>
      <text:p text:style-name="P55">Our linear model, through the use of 7th-order polynomial basis functions, can provide an excellent fit to this non-linear data!</text:p>
      <text:p text:style-name="P55"/>
      <text:p text:style-name="P56"><text:span text:style-name="T31">##Guassian Distribution :</text:span> </text:p>
      <text:p text:style-name="P55">one useful pattern is to fit a model that is not a sum of polynomial bases, but a sum of Gaussian bases. </text:p>
      <text:p text:style-name="P55">The introduction of basis functions into our linear regression makes the model much more flexible, but it also can very quickly lead to over-fitting.</text:p>
      <text:p text:style-name="P55">With the data projected to the 30-dimensional basis, the model has far too much flexibility and goes to extreme values between locations where it is constrained by data. We can see the reason for this if we plot the coefficients of the Gaussian bases with respect to their locations:</text:p>
      <text:p text:style-name="P43">This is typical over-fitting behavior when basis functions overlap: the coefficients of adjacent basis functions blow up and cancel each other out.</text:p>
      <text:p text:style-name="P43"/>
      <text:p text:style-name="P43">it would be nice if we could limit such spikes expliticly in the model by penalizing large values of the model parameters. Such a penalty is known as <text:span text:style-name="Emphasis">regularization</text:span>, and comes in several forms.</text:p>
      <text:p text:style-name="P43"/>
      <text:p text:style-name="P43"><text:soft-page-break/>due to geometric reasons lasso regression tends to favor <text:span text:style-name="Emphasis">sparse models</text:span> where possible: that is, it preferentially sets model coefficients to exactly zero.</text:p>
      <text:p text:style-name="P44"/>
      <text:p text:style-name="P35"/>
      <text:p text:style-name="P35"/>
      <text:p text:style-name="P35"/>
      <text:p text:style-name="P78">Support Vector machine :</text:p>
      <text:p text:style-name="P29"><text:span text:style-name="T20">here we will consider instead </text:span><text:span text:style-name="Emphasis"><text:span text:style-name="T20">discriminative classification</text:span></text:span><text:span text:style-name="T20">: rather than modeling each class, we simply find a line or curve (in two dimensions) or manifold (in multiple dimensions) that divides the classes from each other.</text:span></text:p>
      <text:p text:style-name="P35"/>
      <text:p text:style-name="P29"/>
      <text:p text:style-name="P29"><text:span text:style-name="T20">In support vector machines, the line that maximizes this margin is the one we will choose as the optimal model. Support vector machines are an example of such a </text:span><text:span text:style-name="Emphasis"><text:span text:style-name="T20">maximum margin</text:span></text:span> <text:span text:style-name="T20">estimator.</text:span></text:p>
      <text:p text:style-name="P35"/>
      <text:p text:style-name="P29"><text:span text:style-name="T20">For the time being, we will use a linear kernel and set the </text:span><text:span text:style-name="Source_20_Text"><text:span text:style-name="T26">C</text:span></text:span><text:span text:style-name="T20"> parameter to a very large number</text:span></text:p>
      <text:p text:style-name="P35"/>
      <text:p text:style-name="P35">any points further from the margin which are on the correct side do not modify the fit! Technically, this is because these points do not contribute to the loss function used to fit the model, so their position and number do not matter so long as they do not cross the margin.</text:p>
      <text:p text:style-name="P35"/>
      <text:p text:style-name="P35">This insensitivity to the exact behavior of distant points is one of the strengths of the SVM model.</text:p>
      <text:p text:style-name="P35"/>
      <text:p text:style-name="P35"> in the basis function regressions of <text:a xlink:type="simple" xlink:href="https://jakevdp.github.io/PythonDataScienceHandbook/05.06-linear-regression.html" text:style-name="Internet_20_link" text:visited-style-name="Visited_20_Internet_20_Link"><text:span text:style-name="T28">In Depth: Linear Regression</text:span></text:a>. There we projected our data into higher-dimensional space defined by polynomials and Gaussian basis functions, and thereby were able to fit for nonlinear relationships with a linear classifier.</text:p>
      <text:p text:style-name="P35"/>
      <text:p text:style-name="P35">But we can draw a lesson from the basis function regressions in <text:a xlink:type="simple" xlink:href="https://jakevdp.github.io/PythonDataScienceHandbook/05.06-linear-regression.html" text:style-name="Internet_20_link" text:visited-style-name="Visited_20_Internet_20_Link"><text:span text:style-name="T28">In Depth: Linear Regression</text:span></text:a>, and think about how we might project the data into a higher dimension such that a linear separator <text:span text:style-name="Emphasis">would</text:span> be sufficient.</text:p>
      <text:p text:style-name="P35"/>
      <text:p text:style-name="P35">one simple projection we could use would be to compute a <text:span text:style-name="Emphasis">radial basis function</text:span> centered on the middle clump</text:p>
      <text:p text:style-name="P35"/>
      <text:p text:style-name="P35">if we had not centered our radial basis function in the right location, we would not have seen such clean, linearly separable results. </text:p>
      <text:p text:style-name="P35"/>
      <text:p text:style-name="P35">One strategy to this end is to compute a basis function centered at <text:span text:style-name="Emphasis">every</text:span> point in the dataset, and let the SVM algorithm sift through the results. This type of basis function transformation is known as a <text:span text:style-name="Emphasis">kernel transformation</text:span>, as it is based on a similarity relationship (or kernel) between each pair of points.</text:p>
      <text:p text:style-name="P35"/>
      <text:p text:style-name="P35">projecting $N$ points into $N$ dimensions—is that it might become very computationally intensive as $N$ grows large. However, because of a neat little procedure known as the <text:a xlink:type="simple" xlink:href="https://en.wikipedia.org/wiki/Kernel_trick" text:style-name="Internet_20_link" text:visited-style-name="Visited_20_Internet_20_Link"><text:span text:style-name="Emphasis"><text:span text:style-name="T30">kernel trick</text:span></text:span></text:a>, a fit on kernel-transformed data can be done implicitly—that is, without ever building the full $N$-dimensional <text:soft-page-break/>representation of the kernel projection! This kernel trick is built into the SVM, and is one of the reasons the method is so powerful.</text:p>
      <text:p text:style-name="P35"/>
      <text:p text:style-name="P35">In Scikit-Learn, we can apply kernelized SVM simply by changing our linear kernel to an RBF (radial basis function) kernel, using the <text:span text:style-name="Source_20_Text"><text:span text:style-name="T26">kernel</text:span></text:span> model hyperparameter:</text:p>
      <text:p text:style-name="P35"/>
      <text:p text:style-name="P39">Link for SVM :</text:p>
      <text:p text:style-name="P35"/>
      <text:p text:style-name="P35"><text:a xlink:type="simple" xlink:href="https://jakevdp.github.io/PythonDataScienceHandbook/05.07-support-vector-machines.html" text:style-name="Internet_20_link" text:visited-style-name="Visited_20_Internet_20_Link">https://jakevdp.github.io/PythonDataScienceHandbook/05.07-support-vector-machines.html</text:a></text:p>
      <text:p text:style-name="P35"/>
      <text:p text:style-name="P36">This kernel transformation strategy is used often in machine learning to turn fast linear methods into fast nonlinear methods, especially for models in which the kernel trick can be used.</text:p>
      <text:p text:style-name="P36"/>
      <text:h text:style-name="P25" text:outline-level="3"><text:bookmark text:name="Tuning-the-SVM:-Softening-Margins"/><text:span text:style-name="T5">Tuning the SVM: Softening Margins</text:span><text:span text:style-name="T10"> : </text:span></text:h>
      <text:p text:style-name="P35"> if your data has some amount of overlap? </text:p>
      <text:p text:style-name="P35"/>
      <text:p text:style-name="P23">To handle this case, the SVM implementation has a bit of a fudge-factor which "softens" the margin: that is, it allows some of the points to creep into the margin if that allows a better fit. The hardness of the margin is controlled by a tuning parameter, most often known as $C$. For very large $C$, the margin is hard, and points cannot lie in it. For smaller $C$, the margin is softer, and can grow to encompass some points.</text:p>
      <text:p text:style-name="P49"><text:span text:style-name="T3">The optimal value of the $C$ parameter will depend on your dataset, and should be tuned using cross-validation or a similar procedure (refer back to </text:span><text:a xlink:type="simple" xlink:href="https://jakevdp.github.io/PythonDataScienceHandbook/05.03-hyperparameters-and-model-validation.html" text:style-name="Internet_20_link" text:visited-style-name="Visited_20_Internet_20_Link"><text:span text:style-name="T9">Hyperparameters and Model Validation</text:span></text:a><text:span text:style-name="T3">).</text:span></text:p>
      <text:p text:style-name="P53"/>
      <text:h text:style-name="P59" text:outline-level="2"><text:bookmark text:name="Support-Vector-Machine-Summary"/><text:span text:style-name="T24">##</text:span><text:span text:style-name="T23">Support Vector Machine Summary</text:span></text:h>
      <text:p text:style-name="P53"/>
      <text:p text:style-name="P53">Their dependence on relatively few support vectors means that they are very compact models, and take up very little memory.</text:p>
      <text:list xml:id="list772565929" text:style-name="L1">
        <text:list-item>
          <text:p text:style-name="P71">Once the model is trained, the prediction phase is very fast.</text:p>
        </text:list-item>
        <text:list-item>
          <text:p text:style-name="P71">Because they are affected only by points near the margin, they work well with high-dimensional data—even data with more dimensions than samples, which is a challenging regime for other algorithms.</text:p>
        </text:list-item>
        <text:list-item>
          <text:p text:style-name="P71">Their integration with kernel methods makes them very versatile, able to adapt to many types of data.</text:p>
        </text:list-item>
      </text:list>
      <text:p text:style-name="P53">However, SVMs have several disadvantages as well:</text:p>
      <text:list xml:id="list2559042895" text:style-name="L2">
        <text:list-item>
          <text:p text:style-name="P72"><text:soft-page-break/>The scaling with the number of samples $N$ is $\mathcal{O}[N^3]$ at worst, or $\mathcal{O}[N^2]$ for efficient implementations. For large numbers of training samples, this computational cost can be prohibitive.</text:p>
        </text:list-item>
        <text:list-item>
          <text:p text:style-name="P72">The results are strongly dependent on a suitable choice for the softening parameter $C$. This must be carefully chosen via cross-validation, which can be expensive as datasets grow in size.</text:p>
        </text:list-item>
        <text:list-item>
          <text:p text:style-name="P73"><text:span text:style-name="T3">The results do not have a direct probabilistic interpretation. This can be estimated via an internal cross-validation (see the </text:span><text:span text:style-name="Source_20_Text"><text:span text:style-name="T8">probability</text:span></text:span><text:span text:style-name="T3">parameter of </text:span><text:span text:style-name="Source_20_Text"><text:span text:style-name="T8">SVC</text:span></text:span><text:span text:style-name="T3">), but this extra estimation is costly.</text:span></text:p>
        </text:list-item>
      </text:list>
      <text:h text:style-name="P80" text:outline-level="2"><text:bookmark text:name="svm-kernels"/>SVM Kernels</text:h>
      <text:p text:style-name="P46">The SVM algorithm is implemented in practice using a kernel. A kernel transforms an input data space into the required form. SVM uses a technique called the kernel trick. Here, the kernel takes a low-dimensional input space and transforms it into a higher dimensional space. In other words, you can say that it converts nonseparable problem to separable problems by adding more dimension to it. It is most useful in non-linear separation problem. Kernel trick helps you to build a more accurate classifier.</text:p>
      <text:list xml:id="list1107905863" text:style-name="L3">
        <text:list-item>
          <text:p text:style-name="P74"><text:span text:style-name="Strong_20_Emphasis"><text:span text:style-name="T11">Linear Kernel</text:span></text:span><text:span text:style-name="T11"> A linear kernel can be used as normal dot product any two given observations. The product between two vectors is the sum of the multiplication of each pair of input values.</text:span></text:p>
        </text:list-item>
      </text:list>
      <text:p text:style-name="P58"><text:span text:style-name="Source_20_Text"><text:span text:style-name="T12">K(x, xi) = sum(x * xi)</text:span></text:span></text:p>
      <text:list xml:id="list2264938009" text:style-name="L4">
        <text:list-item>
          <text:p text:style-name="P75"><text:span text:style-name="Strong_20_Emphasis"><text:span text:style-name="T11">Polynomial Kernel</text:span></text:span><text:span text:style-name="T11"> A polynomial kernel is a more generalized form of the linear kernel. The polynomial kernel can distinguish curved or nonlinear input space.</text:span></text:p>
        </text:list-item>
      </text:list>
      <text:p text:style-name="P58"><text:span text:style-name="Source_20_Text"><text:span text:style-name="T12">K(x,xi) = 1 + sum(x * xi)^d</text:span></text:span></text:p>
      <text:p text:style-name="P46">Where d is the degree of the polynomial. d=1 is similar to the linear transformation. The degree needs to be manually specified in the learning algorithm.</text:p>
      <text:list xml:id="list851371214" text:style-name="L5">
        <text:list-item>
          <text:p text:style-name="P76"><text:span text:style-name="Strong_20_Emphasis"><text:span text:style-name="T11">Radial Basis Function Kernel</text:span></text:span><text:span text:style-name="T11"> The Radial basis function kernel is a popular kernel function commonly used in support vector machine classification. RBF can map an input space in infinite dimensional space.</text:span></text:p>
        </text:list-item>
      </text:list>
      <text:p text:style-name="P58"><text:span text:style-name="Source_20_Text"><text:span text:style-name="T12">K(x,xi) = exp(-gamma * sum((x – xi^2))</text:span></text:span></text:p>
      <text:p text:style-name="P46">Here gamma is a parameter, which ranges from 0 to 1. A higher value of gamma will perfectly fit the training dataset, which causes over-fitting. Gamma=0.1 is considered to be a good default value. The value of gamma needs to be manually specified in the learning algorithm.</text:p>
      <text:p text:style-name="P46"/>
      <text:p text:style-name="P46"><text:soft-page-break/></text:p>
      <text:p text:style-name="P46"><text:span text:style-name="Strong_20_Emphasis"><text:span text:style-name="T25">Gamma</text:span></text:span>: A lower value of Gamma will loosely fit the training dataset, whereas a higher value of gamma will exactly fit the training dataset, which causes over-fitting. In other words, you can say a low value of gamma considers only nearby points in calculating the separation line, while the a value of gamma considers all the data points in the calculation of the separation line.</text:p>
      <text:p text:style-name="P46"/>
      <text:p text:style-name="P46"/>
      <text:p text:style-name="P46"># Exporting the <text:span text:style-name="T38">csv </text:span>file :</text:p>
      <text:p text:style-name="P46">data.to_csv("final_data.csv")</text:p>
      <text:p text:style-name="P46"/>
      <text:p text:style-name="P46"/>
      <text:p text:style-name="P46"/>
      <text:p text:style-name="P53"/>
      <text:p text:style-name="P53"/>
      <text:p text:style-name="P35"/>
      <text:p text:style-name="P38"/>
      <text:p text:style-name="P42"/>
      <text:p text:style-name="Text_20_body"><text:lin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6"/>
      <text:p text:style-name="P18"/>
      <text:p text:style-name="P13"/>
      <text:p text:style-name="P13"/>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aco, 'Andale Mono', 'Ubuntu Mono', monospace"/>
    <style:font-face style:name="Lato" svg:font-family="Lato, sans-serif"/>
    <style:font-face style:name="Lohit Devanagari1" svg:font-family="'Lohit Devanagari'"/>
    <style:font-face style:name="Lora" svg:font-family="Lora, serif"/>
    <style:font-face style:name="MathJax Main" svg:font-family="'MathJax Main'"/>
    <style:font-face style:name="MathJax Math-italic" svg:font-family="'MathJax Math-italic'"/>
    <style:font-face style:name="Menlo" svg:font-family="Menlo, Monaco, Consolas, 'Courier New', monospace"/>
    <style:font-face style:name="Nunito" svg:font-family="Nunito, serif"/>
    <style:font-face style:name="Roboto Mono" svg:font-family="'Roboto Mono', monospace"/>
    <style:font-face style:name="Source Sans Pro" svg:font-family="'Source Sans Pro', sans-serif"/>
    <style:font-face style:name="medium-content-slab-serif-font" svg:font-family="medium-content-slab-serif-font, Georgia, Cambria, 'Times New Roman', Times, 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13:02:21.026265326</meta:creation-date>
    <dc:date>2018-09-07T11:49:12.352573159</dc:date>
    <meta:editing-duration>P1DT9H6M12S</meta:editing-duration>
    <meta:editing-cycles>37</meta:editing-cycles>
    <meta:generator>LibreOffice/6.0.3.2$Linux_X86_64 LibreOffice_project/00m0$Build-2</meta:generator>
    <meta:document-statistic meta:table-count="0" meta:image-count="0" meta:object-count="0" meta:page-count="9" meta:paragraph-count="208" meta:word-count="2238" meta:character-count="15972" meta:non-whitespace-character-count="13255"/>
  </office:meta>
</office:document-meta>
</file>